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54000004C48207D18E40DE0F35.jpg" manifest:media-type="image/jpeg"/>
  <manifest:file-entry manifest:full-path="Pictures/1000000000000320000002BD3A79EBA29E6E3FF9.jpg" manifest:media-type="image/jpeg"/>
  <manifest:file-entry manifest:full-path="Pictures/100002010000031F0000010B80434748B3FC9EE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37cm" fo:min-width="9.787cm"/>
    </style:style>
    <style:style style:name="gr2" style:family="graphic" style:parent-style-name="standard">
      <style:graphic-properties draw:textarea-horizontal-align="justify" draw:textarea-vertical-align="middle" draw:auto-grow-height="false" fo:min-height="3.941cm" fo:min-width="8.517cm"/>
    </style:style>
    <style:style style:name="gr3" style:family="graphic" style:parent-style-name="standard">
      <style:graphic-properties draw:textarea-horizontal-align="justify" draw:textarea-vertical-align="middle" draw:auto-grow-height="false" fo:min-height="8.64cm" fo:min-width="7.247cm"/>
    </style:style>
    <style:style style:name="gr4" style:family="graphic" style:parent-style-name="standard">
      <style:graphic-properties draw:textarea-horizontal-align="justify" draw:textarea-vertical-align="middle" draw:auto-grow-height="false" fo:min-height="8.64cm" fo:min-width="12.581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83cm" fo:min-width="3.57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83cm" fo:min-width="5.724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2.802cm" fo:min-width="1.596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1.979cm" fo:min-width="0.948cm"/>
    </style:style>
    <style:style style:name="gr9" style:family="graphic" style:parent-style-name="objectwithoutfill">
      <style:graphic-properties svg:stroke-width="0.61cm" draw:marker-start="Rounded_20_short_20_Arrow" draw:marker-start-width="2.032cm" draw:marker-end="Rounded_20_short_20_Arrow" draw:marker-end-width="2.032cm" draw:fill="none" draw:textarea-vertical-align="middle" fo:padding-top="0.429cm" fo:padding-bottom="0.429cm" fo:padding-left="0.554cm" fo:padding-right="0.554cm"/>
    </style:style>
    <style:style style:name="gr10" style:family="graphic" style:parent-style-name="standard">
      <style:graphic-properties draw:textarea-horizontal-align="justify" draw:textarea-vertical-align="middle" draw:auto-grow-height="false" fo:min-height="3.687cm" fo:min-width="3.437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1.174cm" fo:min-width="0.199cm"/>
    </style:style>
    <style:style style:name="gr12" style:family="graphic" style:parent-style-name="standard">
      <style:graphic-properties draw:textarea-horizontal-align="justify" draw:textarea-vertical-align="middle" draw:auto-grow-height="false" fo:min-height="2.036cm" fo:min-width="6.485cm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1.683cm" fo:min-width="0.262cm"/>
    </style:style>
    <style:style style:name="gr14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5" style:family="graphic" style:parent-style-name="standard">
      <style:graphic-properties draw:stroke="none" dr3d:vertical-segments="16" dr3d:close-front="true" dr3d:close-back="true"/>
    </style:style>
    <style:style style:name="gr16" style:family="graphic" style:parent-style-name="standard">
      <style:graphic-properties draw:fill-color="#000000" draw:textarea-horizontal-align="justify" draw:textarea-vertical-align="middle" draw:auto-grow-height="false" fo:min-height="1.886cm" fo:min-width="0.072cm"/>
    </style:style>
    <style:style style:name="gr17" style:family="graphic" style:parent-style-name="standard">
      <style:graphic-properties draw:fill-color="#000000" draw:textarea-horizontal-align="justify" draw:textarea-vertical-align="middle" draw:auto-grow-height="false" fo:min-height="2.531cm" fo:min-width="0.312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fill-color="#000000" draw:textarea-horizontal-align="justify" draw:textarea-vertical-align="middle" draw:auto-grow-height="false" fo:min-height="1.863cm" fo:min-width="0cm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 fo:min-height="0.068cm" fo:min-width="1.05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287cm" svg:height="7.62cm" svg:x="21.183cm" svg:y="2.21cm">
          <text:p text:style-name="P1"><text:span text:style-name="T1">CPU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9.017cm" svg:height="4.191cm" svg:x="21.683cm" svg:y="13.748cm">
          <text:p text:style-name="P3"><text:span text:style-name="T2">Memory Controll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747cm" svg:height="8.89cm" svg:x="8.791cm" svg:y="11.654cm">
          <text:p text:style-name="P1"><text:span text:style-name="T2">Graphic Card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3.081cm" svg:height="8.89cm" svg:x="38.509cm" svg:y="11.541cm">
          <text:p text:style-name="P1"><text:span text:style-name="T2">Main Memory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08cm" svg:height="2.159cm" svg:x="16.538cm" svg:y="14.9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5" draw:layer="layout" svg:width="7.77cm" svg:height="2.159cm" svg:x="30.739cm" svg:y="14.9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5" draw:layer="layout" svg:width="4.191cm" svg:height="3.81cm" svg:x="24.258cm" svg:y="9.8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4" draw:layer="layout" svg:width="9.017cm" svg:height="4.191cm" svg:x="21.683cm" svg:y="20.848cm">
          <text:p text:style-name="P3"><text:span text:style-name="T2">I/O Controller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894cm" svg:height="2.783cm" svg:x="24.955cm" svg:y="18.01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9" draw:text-style-name="P6" draw:layer="layout" svg:x1="7.394cm" svg:y1="28.94cm" svg:x2="49.304cm" svg:y2="28.94cm">
          <text:p/>
        </draw:line>
        <draw:custom-shape draw:style-name="gr10" draw:text-style-name="P7" draw:layer="layout" svg:width="3.937cm" svg:height="3.937cm" svg:x="13.439cm" svg:y="30.972cm">
          <text:p text:style-name="P1"><text:span text:style-name="T3">ROM</text:span></text:p>
          <text:p text:style-name="P1"><text:span text:style-name="T3">(BIOS)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397cm" svg:height="1.778cm" svg:x="14.709cm" svg:y="29.19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8" draw:layer="layout" svg:width="6.985cm" svg:height="2.286cm" svg:x="22.948cm" svg:y="31.572cm">
          <text:p text:style-name="P1"><text:span text:style-name="T4">Disk </text:span><text:span text:style-name="T4">Controll</text:span><text:span text:style-name="T4">er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524cm" svg:height="2.413cm" svg:x="25.996cm" svg:y="29.19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3d:scene draw:style-name="gr14" svg:width="6.858cm" svg:height="5.207cm" svg:x="23.448cm" svg:y="36.52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5" draw:layer="layout" svg:viewBox="0 -5000 2500 10000" svg:d="M0-5000h250 250 500 500 500 250 250v10000h-250-250-500-500-500-250-250z"/>
        </dr3d:scene>
        <draw:custom-shape draw:style-name="gr16" draw:text-style-name="P5" draw:layer="layout" svg:width="1.142cm" svg:height="2.666cm" svg:x="26.197cm" svg:y="33.89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8" draw:layer="layout" svg:width="6.985cm" svg:height="2.286cm" svg:x="37.648cm" svg:y="31.572cm">
          <text:p text:style-name="P1"><text:span text:style-name="T4">USB Controller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524cm" svg:height="2.413cm" svg:x="40.397cm" svg:y="29.19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5" draw:layer="layout" svg:width="1.623cm" svg:height="3.471cm" svg:x="25.556cm" svg:y="25.1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8" draw:text-style-name="P1" draw:layer="layout" svg:width="10.795cm" svg:height="3.606cm" svg:x="32.691cm" svg:y="36.525cm">
          <draw:image xlink:href="Pictures/100002010000031F0000010B80434748B3FC9EEA.png" xlink:type="simple" xlink:show="embed" xlink:actuate="onLoad">
            <text:p/>
          </draw:image>
        </draw:frame>
        <draw:frame draw:style-name="gr18" draw:text-style-name="P1" draw:layer="layout" svg:width="3.911cm" svg:height="3.427cm" svg:x="44.037cm" svg:y="36.56cm">
          <draw:image xlink:href="Pictures/1000000000000320000002BD3A79EBA29E6E3FF9.jpg" xlink:type="simple" xlink:show="embed" xlink:actuate="onLoad">
            <text:p/>
          </draw:image>
        </draw:frame>
        <draw:custom-shape draw:style-name="gr19" draw:text-style-name="P5" draw:layer="layout" svg:width="0.508cm" svg:height="2.413cm" svg:x="40.565cm" svg:y="34.0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5" draw:layer="layout" svg:width="0.508cm" svg:height="2.413cm" svg:x="44.166cm" svg:y="34.0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8" draw:text-style-name="P1" draw:layer="layout" svg:width="5.767cm" svg:height="6.35cm" svg:x="1.438cm" svg:y="13.303cm">
          <draw:image xlink:href="Pictures/1000000000000454000004C48207D18E40DE0F35.jpg" xlink:type="simple" xlink:show="embed" xlink:actuate="onLoad">
            <text:p/>
          </draw:image>
        </draw:frame>
        <draw:custom-shape draw:style-name="gr20" draw:text-style-name="P5" draw:layer="layout" svg:width="1.778cm" svg:height="0.635cm" svg:x="7.015cm" svg:y="15.47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3.34cm" fo:page-height="45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4T20:59:13.681674143</meta:creation-date>
    <dc:date>2017-11-04T21:57:46.946083870</dc:date>
    <meta:editing-duration>PT18M33S</meta:editing-duration>
    <meta:editing-cycles>6</meta:editing-cycles>
    <meta:generator>LibreOffice/5.1.6.2$Linux_X86_64 LibreOffice_project/10m0$Build-2</meta:generator>
    <meta:document-statistic meta:object-count="26"/>
  </office:meta>
</office:document-meta>
</file>